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1f0742" officeooo:paragraph-rsid="001f0742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20cf85" officeooo:paragraph-rsid="000b6f32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2cf6" officeooo:paragraph-rsid="00092cf6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092cf6" officeooo:paragraph-rsid="000e973b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092cf6" officeooo:paragraph-rsid="00097ff3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092cf6" officeooo:paragraph-rsid="000b6f32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22pt" officeooo:rsid="00097ff3" officeooo:paragraph-rsid="00097ff3" style:font-size-asian="22pt" style:font-name-complex="Nirmala UI2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1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0920d0" style:font-size-asian="22pt" style:font-weight-asian="bold" style:font-name-complex="Nirmala UI2" style:font-size-complex="2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text-properties fo:font-size="14pt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6" style:family="paragraph" style:parent-style-name="Table_20_Contents">
      <style:text-properties fo:font-size="14pt" officeooo:rsid="0020cf85" officeooo:paragraph-rsid="000b6f32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8" style:family="paragraph" style:parent-style-name="Table_20_Contents">
      <style:text-properties fo:font-size="14pt" officeooo:paragraph-rsid="000b6f32" style:font-size-asian="14pt" style:font-size-complex="14pt"/>
    </style:style>
    <style:style style:name="P49" style:family="paragraph" style:parent-style-name="Table_20_Contents">
      <style:text-properties officeooo:paragraph-rsid="00225723"/>
    </style:style>
    <style:style style:name="P50" style:family="paragraph" style:parent-style-name="Standard">
      <style:text-properties fo:font-size="18pt" officeooo:paragraph-rsid="000f5821" style:font-size-asian="18pt" style:font-size-complex="18pt"/>
    </style:style>
    <style:style style:name="P51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2" style:family="paragraph" style:parent-style-name="Footer">
      <style:text-properties style:font-name="Nirmala UI" officeooo:paragraph-rsid="0020e4b5" style:font-name-complex="Nirmala UI2"/>
    </style:style>
    <style:style style:name="P53" style:family="paragraph" style:parent-style-name="Footer">
      <style:text-properties style:font-name="Nirmala UI" officeooo:paragraph-rsid="002f4fe4" style:font-name-complex="Nirmala UI2"/>
    </style:style>
    <style:style style:name="P5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style:font-name="Nirmala UI" fo:font-weight="normal" officeooo:rsid="000920d0" style:font-weight-asian="normal" style:font-name-complex="Nirmala UI2" style:font-weight-complex="normal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style:font-name="Nirmala UI1" fo:font-size="14pt" officeooo:rsid="0020194c" style:font-size-asian="14pt" style:font-name-complex="Nirmala UI1" style:font-size-complex="14pt"/>
    </style:style>
    <style:style style:name="T24" style:family="text">
      <style:text-properties style:font-name="Nirmala UI1" fo:font-size="14pt" officeooo:rsid="00225723" style:font-size-asian="14pt" style:font-name-complex="Nirmala UI1" style:font-size-complex="14pt"/>
    </style:style>
    <style:style style:name="T25" style:family="text">
      <style:text-properties officeooo:rsid="000e973b"/>
    </style:style>
    <style:style style:name="T26" style:family="text">
      <style:text-properties officeooo:rsid="00097ff3"/>
    </style:style>
    <style:style style:name="T27" style:family="text">
      <style:text-properties fo:font-weight="normal" officeooo:rsid="000920d0" style:font-weight-asian="normal" style:font-weight-complex="normal"/>
    </style:style>
    <style:style style:name="T28" style:family="text">
      <style:text-properties officeooo:rsid="002fa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0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2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3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51">How to use – </text:p>
      <text:p text:style-name="P52">1. Press the correct number <text:tab/>and immediately press “Enter”(Green) key on the keypad.</text:p>
      <text:p text:style-name="P52">2. To Stop the playing announcement press “Backspace”(Red) key. </text:p>
      <text:p text:style-name="P52"><text:tab/><text:tab/></text:p>
      <text:p text:style-name="P53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0"/>
          </table:table-cell>
          <table:table-cell table:style-name="Table2.B1" office:value-type="string">
            <text:p text:style-name="P41">उदगीर-औरंगाबाद </text:p>
          </table:table-cell>
          <table:table-cell table:style-name="Table2.C1" office:value-type="string">
            <text:p text:style-name="P40"/>
          </table:table-cell>
          <table:table-cell table:style-name="Table2.D1" office:value-type="string">
            <text:p text:style-name="P41">औरंगाबाद - उदगीर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39"><text:span text:style-name="Default_20_Paragraph_20_Font"><text:span text:style-name="T23"><text:s/>जालना</text:span></text:span><text:span text:style-name="T3"> <text:s/></text:span>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35"><text:s/>अंबा शुगर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34"><text:s/>मन मंदिर टर्मिनस <text:s text:c="24"/>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35"><text:s/>पिंपळ <text:s/>फाटा <text:s/>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34"><text:s/>नाईक <text:s/>कॉलेज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35"><text:s/>न्यू रेणापूर <text:s/>नाका 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49"><text:span text:style-name="Default_20_Paragraph_20_Font"><text:span text:style-name="T24"><text:s/>सिडको बस <text:s text:c="2"/>स्टैंड <text:s/>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35"><text:s/>ओल्ड <text:s/>रेणापूर <text:s/>नाका 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49"><text:span text:style-name="Default_20_Paragraph_20_Font"><text:span text:style-name="T24"><text:s/>अमरप्रीत <text:s text:c="2"/>होटल 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36"><text:s/>शिवाजी <text:s/>चौक ,<text:span text:style-name="T25">लातूर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49"><text:span text:style-name="Default_20_Paragraph_20_Font"><text:span text:style-name="T24"><text:s/>क्रांति <text:s/>चौक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36"><text:s/>गांधी <text:s/>चौक ,<text:span text:style-name="T25">लातूर </text:span>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49"><text:span text:style-name="Default_20_Paragraph_20_Font"><text:span text:style-name="T23"><text:s/></text:span></text:span><text:span text:style-name="Default_20_Paragraph_20_Font"><text:span text:style-name="T24">चुनीलाल <text:s/>पेट्रोल <text:s/>पंप <text:s/>लास्ट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37"><text:s/>नर्मदा <text:s/>ट्रॅव्हल्स <text:span text:style-name="T26">ऑफिस </text:span>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34"><text:s/>बाबा पेटरोल पंप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4"><text:s/>आष्टा <text:s/>मोड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4"><text:s/>नळेगाव <text:s/>मोड 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4"><text:s/>येरोळ <text:s/>मोड</text:p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4"><text:s/>डिगोळ</text:p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4"><text:s/>डिग्रस</text:p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4"><text:s/>करडखेल</text:p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1"/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4"><text:s/>लोहारा</text:p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4"><text:s/>तिवटग्याळ</text:p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4"><text:s/>मलकापूर <text:s/>पाटी <text:s/>रेस्ट <text:s/>हाऊस</text:p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45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46"><text:s/><text:span text:style-name="T26">ST कॉलनी , </text:span><text:span text:style-name="T11">उदगीर</text:span></text:p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5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33"><text:span text:style-name="T26"><text:s/>उमा चौक ,</text:span><text:span text:style-name="T27">उदगीर</text:span></text:p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44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38"><text:s/>शिवाजी <text:s/>चौक ,<text:span text:style-name="T27">उदगीर</text:span></text:p>
          </table:table-cell>
        </table:table-row>
        <table:table-row table:style-name="Table2.21">
          <table:table-cell table:style-name="Table2.A21" office:value-type="string">
            <text:p text:style-name="P25"><text:span text:style-name="T28">60</text:span> 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48"><text:s/><text:span text:style-name="T26"><text:s/>शाहू <text:s/>चौक ,</text:span><text:span text:style-name="T11">उदगीर</text:span></text:p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44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44"/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44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44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44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44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44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44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44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44"/>
          </table:table-cell>
        </table:table-row>
      </table:table>
      <text:p text:style-name="P56"><text:span text:style-name="T16">इस्तेमाल </text:span><text:span text:style-name="T14"><text:s/>– </text:span></text:p>
      <text:p text:style-name="P55"><text:span text:style-name="T5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55"><text:span text:style-name="T5">2. </text:span><text:span text:style-name="T7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54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F808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7</meta:editing-cycles>
    <meta:creation-date>2017-04-06T11:20:00</meta:creation-date>
    <dc:date>2017-07-23T14:45:01.483195371</dc:date>
    <meta:editing-duration>P2DT7H57M29S</meta:editing-duration>
    <meta:generator>LibreOffice/4.4.6.3$Linux_X86_64 LibreOffice_project/40m0$Build-3</meta:generator>
    <meta:document-statistic meta:table-count="2" meta:image-count="0" meta:object-count="0" meta:page-count="2" meta:paragraph-count="170" meta:word-count="329" meta:character-count="1279" meta:non-whitespace-character-count="9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